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Weak Scaling" table:style-name="ta1">
        <table:shapes>
          <draw:frame draw:z-index="0" draw:style-name="gr1" svg:width="6.2992in" svg:height="3.5449in" svg:x="6.2988in" svg:y="4.3713in">
            <draw:object draw:notify-on-update-of-ranges="'Weak Scaling'.A8:'Weak Scaling'.A17 'Weak Scaling'.B8:'Weak Scaling'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>
            <text:p>Weak Scaling Stu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Partition</text:p>
          </table:table-cell>
          <table:table-cell table:formula="of:=101*101" office:value-type="float" office:value="10201">
            <text:p>10201</text:p>
          </table:table-cell>
          <table:table-cell table:style-name="ce1" office:value-type="string">
            <text:p>W_c</text:p>
          </table:table-cell>
          <table:table-cell table:style-name="ce2" office:value-type="float" office:value="0.0001">
            <text:p>1.00E-004</text:p>
          </table:table-cell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Overla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ores</text:p>
          </table:table-cell>
          <table:table-cell table:style-name="ce1" office:value-type="string">
            <text:p>Time (s)</text:p>
          </table:table-cell>
          <table:table-cell table:number-columns-repeated="4"/>
          <table:table-cell table:style-name="ce1" office:value-type="string">
            <text:p>N_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4"/>
          <table:table-cell table:formula="of:=[.$B$3]*[.A8]" office:value-type="float" office:value="10201">
            <text:p>102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8.69+8.48+8.47+8.69)/4" office:value-type="float" office:value="8.5825">
            <text:p>8.5825</text:p>
          </table:table-cell>
          <table:table-cell table:formula="of:=(8.14*3+8.12)/4" office:value-type="float" office:value="8.135">
            <text:p>8.135</text:p>
          </table:table-cell>
          <table:table-cell office:value-type="float" office:value="8.57">
            <text:p>8.57</text:p>
          </table:table-cell>
          <table:table-cell office:value-type="float" office:value="9.93">
            <text:p>9.93</text:p>
          </table:table-cell>
          <table:table-cell office:value-type="float" office:value="10.3">
            <text:p>10.3</text:p>
          </table:table-cell>
          <table:table-cell table:formula="of:=[.$B$3]*[.A9]" office:value-type="float" office:value="40804">
            <text:p>408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.34">
            <text:p>22.34</text:p>
          </table:table-cell>
          <table:table-cell office:value-type="float" office:value="23.17">
            <text:p>23.17</text:p>
          </table:table-cell>
          <table:table-cell/>
          <table:table-cell office:value-type="float" office:value="24.36">
            <text:p>24.36</text:p>
          </table:table-cell>
          <table:table-cell/>
          <table:table-cell table:formula="of:=[.$B$3]*[.A10]" office:value-type="float" office:value="91809">
            <text:p>918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69">
            <text:p>20.69</text:p>
          </table:table-cell>
          <table:table-cell table:number-columns-repeated="4"/>
          <table:table-cell table:formula="of:=[.$B$3]*[.A11]" office:value-type="float" office:value="163216">
            <text:p>1632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.72">
            <text:p>28.72</text:p>
          </table:table-cell>
          <table:table-cell table:number-columns-repeated="4"/>
          <table:table-cell table:formula="of:=[.$B$3]*[.A12]" office:value-type="float" office:value="255025">
            <text:p>2550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.26">
            <text:p>23.26</text:p>
          </table:table-cell>
          <table:table-cell table:number-columns-repeated="4"/>
          <table:table-cell table:formula="of:=[.$B$3]*[.A13]" office:value-type="float" office:value="367236">
            <text:p>36723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.55">
            <text:p>30.55</text:p>
          </table:table-cell>
          <table:table-cell table:number-columns-repeated="4"/>
          <table:table-cell table:formula="of:=[.$B$3]*[.A14]" office:value-type="float" office:value="499849">
            <text:p>49984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.98">
            <text:p>27.98</text:p>
          </table:table-cell>
          <table:table-cell table:number-columns-repeated="4"/>
          <table:table-cell table:formula="of:=[.$B$3]*[.A15]" office:value-type="float" office:value="652864">
            <text:p>65286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table:formula="of:=[.$B$3]*[.A16]" office:value-type="float" office:value="826281">
            <text:p>82628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$B$3]*[.A17]" office:value-type="float" office:value="1020100">
            <text:p>102010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Cores</text:p>
          </table:table-cell>
          <table:table-cell table:style-name="ce1" office:value-type="string">
            <text:p>Iter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4:34:27</meta:creation-date>
    <dc:date>2012-12-10T15:33:35</dc:date>
    <meta:editing-duration>PT55M4S</meta:editing-duration>
    <meta:editing-cycles>10</meta:editing-cycles>
    <meta:generator>LibreOffice/3.5$Linux_X86_64 LibreOffice_project/350m1$Build-2</meta:generator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9cm" svg:y="4.203cm" style:legend-expansion="high" chart:style-name="ch2"/>
        <chart:plot-area chart:style-name="ch3" table:cell-range-address="'Weak Scaling'.A8:'Weak Scaling'.B17" svg:x="0.77cm" svg:y="0.855cm" svg:width="11.739cm" svg:height="7.55cm">
          <chartooo:coordinate-region svg:x="1.391cm" svg:y="1.054cm" svg:width="10.83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ak Scaling'.B8:'Weak Scaling'.B17" chart:class="chart:scatter">
            <chart:domain table:cell-range-address="'Weak Scaling'.A8:'Weak Scaling'.A17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A8:'Weak Scaling'.A17</svg:desc>
                </draw:g>
              </table:table-cell>
              <table:table-cell office:value-type="float" office:value="0.94">
                <text:p>0.94</text:p>
                <draw:g>
                  <svg:desc>'Weak Scaling'.B8:'Weak Scaling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825">
                <text:p>8.5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0.55">
                <text:p>3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